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5.296cm" style:use-optimal-column-width="false"/>
    </style:style>
    <style:style style:name="co2" style:family="table-column">
      <style:table-column-properties style:column-width="5.315cm" style:use-optimal-column-width="false"/>
    </style:style>
    <style:style style:name="ro1" style:family="table-row">
      <style:table-row-properties style:row-height="1.976cm" style:use-optimal-row-height="false"/>
    </style:style>
    <style:style style:name="ro2" style:family="table-row">
      <style:table-row-properties style:row-height="1.98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1pt" style:font-size-asian="21pt" style:font-size-complex="21pt"/>
    </style:style>
    <style:style style:name="P1" style:family="paragraph">
      <style:paragraph-properties fo:text-align="center"/>
      <style:text-properties fo:font-size="21pt" style:font-size-asian="21pt" style:font-size-complex="21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layer="layout" svg:width="26.498cm" svg:height="15.813cm" svg:x="0.8cm" svg:y="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Alligator</text:p>
              </table:table-cell>
              <table:table-cell>
                <text:p text:style-name="P1">Application</text:p>
              </table:table-cell>
              <table:table-cell table:number-rows-spanned="3">
                <text:p text:style-name="P1">L7</text:p>
              </table:table-cell>
              <table:table-cell table:number-rows-spanned="3">
                <text:p text:style-name="P1">HTTP</text:p>
              </table:table-cell>
              <table:table-cell table:number-rows-spanned="3">
                <text:p text:style-name="P1">HTTPS, FTP, SFTP, Telnet, SSH, DNS</text:p>
              </table:table-cell>
            </table:table-row>
            <table:table-row table:style-name="ro1" table:default-cell-style-name="ce1">
              <table:table-cell>
                <text:p text:style-name="P1">Pet</text:p>
              </table:table-cell>
              <table:table-cell>
                <text:p text:style-name="P1"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Steve’s</text:p>
              </table:table-cell>
              <table:table-cell>
                <text:p text:style-name="P1"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Touch</text:p>
              </table:table-cell>
              <table:table-cell>
                <text:p text:style-name="P1">Transport</text:p>
              </table:table-cell>
              <table:table-cell>
                <text:p text:style-name="P1">L4</text:p>
              </table:table-cell>
              <table:table-cell>
                <text:p text:style-name="P1">TCP</text:p>
              </table:table-cell>
              <table:table-cell>
                <text:p text:style-name="P1">UDP, SCTP</text:p>
              </table:table-cell>
            </table:table-row>
            <table:table-row table:style-name="ro1" table:default-cell-style-name="ce1">
              <table:table-cell>
                <text:p text:style-name="P1">Not</text:p>
              </table:table-cell>
              <table:table-cell>
                <text:p text:style-name="P1">Network</text:p>
              </table:table-cell>
              <table:table-cell>
                <text:p text:style-name="P1">L3</text:p>
              </table:table-cell>
              <table:table-cell>
                <text:p text:style-name="P1">IP</text:p>
              </table:table-cell>
              <table:table-cell>
                <text:p text:style-name="P1">IPv6, ARP</text:p>
              </table:table-cell>
            </table:table-row>
            <table:table-row table:style-name="ro1" table:default-cell-style-name="ce1">
              <table:table-cell>
                <text:p text:style-name="P1">Do</text:p>
              </table:table-cell>
              <table:table-cell>
                <text:p text:style-name="P1">Data link</text:p>
              </table:table-cell>
              <table:table-cell>
                <text:p text:style-name="P1">L2</text:p>
              </table:table-cell>
              <table:table-cell>
                <text:p text:style-name="P1">Ethernet</text:p>
              </table:table-cell>
              <table:table-cell>
                <text:p text:style-name="P1">Frame Relay</text:p>
              </table:table-cell>
            </table:table-row>
            <table:table-row table:style-name="ro2" table:default-cell-style-name="ce1">
              <table:table-cell>
                <text:p text:style-name="P1">Please</text:p>
              </table:table-cell>
              <table:table-cell>
                <text:p text:style-name="P1"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맑은 고딕" fo:font-family="'맑은 고딕'" style:font-family-generic="roman" style:font-pitch="variable" fo:font-size="18pt" style:letter-kerning="true" style:font-name-asian="맑은 고딕1" style:font-family-asian="'맑은 고딕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2T11:06:52.205000000</meta:creation-date>
    <dc:date>2024-03-12T12:01:10.825000000</dc:date>
    <meta:editing-duration>PT33M16S</meta:editing-duration>
    <meta:editing-cycles>2</meta:editing-cycles>
    <meta:generator>LibreOffice/24.2.1.2$Windows_X86_64 LibreOffice_project/db4def46b0453cc22e2d0305797cf981b68ef5ac</meta:generator>
    <meta:document-statistic meta:object-count="24"/>
  </office:meta>
</office:document-meta>
</file>